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font-size="9.75pt" fo:letter-spacing="normal" fo:font-style="normal" fo:font-weight="normal" officeooo:rsid="0010458c" officeooo:paragraph-rsid="0010458c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font-size="9.75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</style:style>
    <style:style style:name="T1" style:family="text">
      <style:text-properties officeooo:rsid="0010458c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4"/>
      <text:p text:style-name="P2">Animations de mariages, anniversaires, événements d'entreprises, collectivités, bars/pubs, discothèques . . .</text:p>
      <text:p text:style-name="P2">Basé sur Montfort l’Amaury (78), Mobilité nationale et internationale en journée ou en soirée</text:p>
      <text:p text:style-name="P4"/>
      <text:p text:style-name="P4"/>
      <text:p text:style-name="P3">Présentation</text:p>
      <text:p text:style-name="P4"/>
      <text:p text:style-name="P3">Bonjour, je suis Mr Puce DJ Compositeur, originaire de Versailles, grand fan des années 80, passionné de musique de film, j’aime faire voyager à travers plusieurs univers!</text:p>
      <text:p text:style-name="P3">Diplômé de l école de DJ Kaith Skool sur paris je vous propose  une musique adaptée avec des enchaînements fluides pour tous les goûts.</text:p>
      <text:p text:style-name="P3">Chaque session DJ est personnalisée à l’événement.</text:p>
      <text:p text:style-name="P3">Je vous assure de vous proposer une prestation à la hauteur de votre événement.</text:p>
      <text:p text:style-name="P3">A très vi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ENTREPRISE  <text:span text:style-name="T1">COLLECTIVITÉ</text:span> MR PUCE</text:p>
      <text:p text:style-name="P4"/>
      <text:p text:style-name="P3">Vous souhaitez organiser une soirée dansante, un cocktail, un gala, un séminaire, une inauguration ou encore le lancement d’un produit.</text:p>
      <text:p text:style-name="P3">Je mets mon savoir faire et mon expérience musicale à votre service, vous garantissant une fête sur mesure.</text:p>
      <text:p text:style-name="P4"/>
      <text:p text:style-name="P3">Une prestation DJ moderne et dynamique qui vous ressemble et vous rassemble </text:p>
      <text:p text:style-name="P3">Ambiance lumineuse, animations, coordination de discours, … mise en valeur de votre évènement</text:p>
      <text:p text:style-name="P3"><text:soft-page-break/>Ma formation, ma culture musicale et mon expérience en tant que DJ professionnel vous assurent <text:span text:style-name="T2">une prestation de qualité</text:span> avec des musiques enchaînées au tempo, adaptées et donnant vie à votre événement.</text:p>
      <text:p text:style-name="P3">Je propose une <text:span text:style-name="T2">offre musicale complète</text:span> : Généraliste (80, disco, funk, dance, latino, r&amp;b, pop, rock…) et/ou Electro (deep, house, electro swing, lounge, techno…).</text:p>
      <text:p text:style-name="P4"/>
      <text:p text:style-name="P3">Je suis là pour que l’animation de votre soirée soit un véritable succès!</text:p>
      <text:p text:style-name="P4"/>
      <text:p text:style-name="P4"/>
      <text:p text:style-name="P3">MARIAGE MR PUCE</text:p>
      <text:p text:style-name="P4"/>
      <text:p text:style-name="P4"/>
      <text:p text:style-name="P4"/>
      <text:p text:style-name="P4"/>
      <text:p text:style-name="P3">Mon <text:span text:style-name="T2">animation DJ est personnalisée pour chaque mariage</text:span>, : musique, lumière piste de danse, éclairage d’ambiance, animations…</text:p>
      <text:p text:style-name="P3">Je propose aux mariés ainsi qu’à leurs invités une expérience unique.</text:p>
      <text:p text:style-name="P3">Je fais en sorte que la soirée soit fluide avec de <text:span text:style-name="T2">la musique adaptée à vos envies</text:span>.</text:p>
      <text:p text:style-name="P3">Ma prestation convient à toutes les générations et se veut intergénérationnel.</text:p>
      <text:p text:style-name="P4"/>
      <text:p text:style-name="P3">J’accorde <text:span text:style-name="T2">une attention particulière aux animations que vous souhaitez</text:span>, aux surprises de vos invités et à votre ouverture d’esprit.</text:p>
      <text:p text:style-name="P3">Mon intervention micro est discrète ou inexistante selon votre souhait.</text:p>
      <text:p text:style-name="P3">La qualité du matériel est haut de gamme, par ailleurs est prévu pour éviter tout désagrément du matériel en double, en cas de panne </text:p>
      <text:p text:style-name="P4"/>
      <text:p text:style-name="P3">Pour vous garantir <text:span text:style-name="T2">un mariage sur mesure</text:span>, je propose de vous rencontrer afin de déterminer ensemble le déroulement de votre événement.</text:p>
      <text:p text:style-name="P3">Si besoin, je peux créer des montages son personnalisés pour l’entrée des mariés en salle, l’ouverture de bal et/ou l’arrivée de la pièce montée.</text:p>
      <text:p text:style-name="P3">Je peux aussi vous accompagner sur la sonorisation du vin d’honneur et de la cérémonie.</text:p>
      <text:p text:style-name="P4"/>
      <text:p text:style-name="P4"/>
      <text:p text:style-name="P4"/>
      <text:p text:style-name="P4"><text:soft-page-break/></text:p>
      <text:p text:style-name="P3">ANNIVERSAIRE ASSOCIATION MR PUCE</text:p>
      <text:p text:style-name="P4"/>
      <text:p text:style-name="P4"/>
      <text:p text:style-name="P3">Vous êtes un particulier et vous voulez fêter ou organiser un événement unique !</text:p>
      <text:p text:style-name="P3">Je dispose d’un catalogue musical très varié des années 60 à aujourd’hui : disco, funk, années 80, années 90, dance, rock, soleil, madison, tubes du moment…</text:p>
      <text:p text:style-name="P3">Sans oublier les morceaux particuliers que vous avez souhaités, la programmation des titres se fait au feeling pour créer l’ambiance festive et personnalisée de la soirée.</text:p>
      <text:p text:style-name="P4"/>
      <text:p text:style-name="P3">Mon matériel est à la pointe de la technologie, toujours utilisé de façon optimale afin de sublimer votre évènement.</text:p>
      <text:p text:style-name="P4"/>
      <text:p text:style-name="P3">Mon animation vous permettra de danser jusqu’au bout de la nuit!</text:p>
      <text:p text:style-name="Text_20_body"><text:line-break/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6:58:53.642295644</meta:creation-date>
    <dc:date>2019-05-10T17:04:23.250670684</dc:date>
    <meta:editing-duration>PT5M34S</meta:editing-duration>
    <meta:editing-cycles>1</meta:editing-cycles>
    <meta:document-statistic meta:table-count="0" meta:image-count="0" meta:object-count="0" meta:page-count="3" meta:paragraph-count="35" meta:word-count="511" meta:character-count="3237" meta:non-whitespace-character-count="2754"/>
    <meta:generator>LibreOffice/6.0.7.3$Linux_X86_64 LibreOffice_project/00m0$Build-3</meta:generator>
  </office:meta>
</office:document-meta>
</file>